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Indented-Text-Body">
      <style:text-properties officeooo:rsid="0043ea9d" officeooo:paragraph-rsid="0043ea9d"/>
    </style:style>
    <style:style style:name="P4" style:family="paragraph" style:parent-style-name="Indented-Text-Body">
      <style:text-properties officeooo:paragraph-rsid="0043ea9d"/>
    </style:style>
    <style:style style:name="P5" style:family="paragraph" style:parent-style-name="Indented-Text-Body">
      <style:text-properties officeooo:paragraph-rsid="00454df7"/>
    </style:style>
    <style:style style:name="P6" style:family="paragraph" style:parent-style-name="Indented-Text-Body">
      <style:text-properties officeooo:paragraph-rsid="0041f622"/>
    </style:style>
    <style:style style:name="P7" style:family="paragraph" style:parent-style-name="Indented-Text-Body">
      <style:text-properties officeooo:rsid="0041f622" officeooo:paragraph-rsid="0041f622"/>
    </style:style>
    <style:style style:name="P8" style:family="paragraph" style:parent-style-name="Indented-Text-Body">
      <style:text-properties fo:font-style="italic" officeooo:rsid="0041b5fc" officeooo:paragraph-rsid="0041b5fc" style:font-style-asian="italic" style:font-style-complex="italic"/>
    </style:style>
    <style:style style:name="P9" style:family="paragraph" style:parent-style-name="Indented-Text-Body">
      <style:text-properties officeooo:paragraph-rsid="0047cb7e"/>
    </style:style>
    <style:style style:name="P10" style:family="paragraph" style:parent-style-name="Indented-Text-Body" style:master-page-name="">
      <loext:graphic-properties draw:fill="none"/>
      <style:paragraph-properties fo:margin-left="0.6866in" fo:margin-right="0in" fo:margin-top="0in" fo:margin-bottom="0.0972in" style:contextual-spacing="false" fo:line-height="100%" fo:text-indent="0in" style:auto-text-indent="false" style:page-number="auto" fo:background-color="transparent" style:writing-mode="page"/>
      <style:text-properties officeooo:rsid="0041b5fc" officeooo:paragraph-rsid="0045d634"/>
    </style:style>
    <style:style style:name="P11" style:family="paragraph" style:parent-style-name="Indented-Text-Body">
      <loext:graphic-properties draw:fill="none"/>
      <style:paragraph-properties fo:margin-left="0.6866in" fo:margin-right="0in" fo:margin-top="0in" fo:margin-bottom="0.0972in" style:contextual-spacing="false" fo:line-height="100%" fo:text-indent="0in" style:auto-text-indent="false" fo:background-color="transparent" style:writing-mode="page"/>
      <style:text-properties officeooo:rsid="0041b5fc" officeooo:paragraph-rsid="0047cb7e"/>
    </style:style>
    <style:style style:name="P12" style:family="paragraph" style:parent-style-name="Source-line">
      <style:text-properties officeooo:paragraph-rsid="0043ea9d"/>
    </style:style>
    <style:style style:name="P13" style:family="paragraph" style:parent-style-name="Source-line">
      <style:text-properties fo:font-variant="normal" fo:text-transform="none" fo:color="#222222" loext:opacity="100%" style:font-name="Arial" fo:letter-spacing="normal" fo:font-weight="normal" officeooo:rsid="00454df7" officeooo:paragraph-rsid="00454df7" style:font-size-asian="10.5pt"/>
    </style:style>
    <style:style style:name="P14" style:family="paragraph" style:parent-style-name="Source-line">
      <style:text-properties officeooo:paragraph-rsid="00454df7"/>
    </style:style>
    <style:style style:name="P15" style:family="paragraph" style:parent-style-name="Source-line">
      <style:text-properties officeooo:paragraph-rsid="0041f622"/>
    </style:style>
    <style:style style:name="P16" style:family="paragraph" style:parent-style-name="Source-line">
      <style:text-properties officeooo:paragraph-rsid="0041b5fc"/>
    </style:style>
    <style:style style:name="P17" style:family="paragraph" style:parent-style-name="Source-line">
      <style:text-properties officeooo:paragraph-rsid="0045d634"/>
    </style:style>
    <style:style style:name="P18" style:family="paragraph" style:parent-style-name="Source-line">
      <style:text-properties officeooo:paragraph-rsid="004b19d1"/>
    </style:style>
    <style:style style:name="P19" style:family="paragraph" style:parent-style-name="Source-line">
      <style:text-properties officeooo:paragraph-rsid="004b9f1f"/>
    </style:style>
    <style:style style:name="P20" style:family="paragraph" style:parent-style-name="Source-line">
      <style:text-properties officeooo:rsid="004b9f1f" officeooo:paragraph-rsid="004b9f1f"/>
    </style:style>
    <style:style style:name="P21" style:family="paragraph" style:parent-style-name="Source-line">
      <style:text-properties officeooo:paragraph-rsid="0047cb7e"/>
    </style:style>
    <style:style style:name="P22" style:family="paragraph" style:parent-style-name="Topic-header">
      <style:text-properties officeooo:rsid="0043ea9d" officeooo:paragraph-rsid="0043ea9d"/>
    </style:style>
    <style:style style:name="P23" style:family="paragraph" style:parent-style-name="Topic-header">
      <style:text-properties style:font-name="Arial" fo:font-weight="bold" officeooo:rsid="0043ea9d" officeooo:paragraph-rsid="0043ea9d" style:font-size-asian="10.5pt"/>
    </style:style>
    <style:style style:name="P24" style:family="paragraph" style:parent-style-name="Topic-header">
      <style:text-properties style:font-name="Arial" fo:font-weight="bold" officeooo:rsid="0043ea9d" officeooo:paragraph-rsid="004b19d1" style:font-size-asian="10.5pt"/>
    </style:style>
    <style:style style:name="P25" style:family="paragraph" style:parent-style-name="Topic-header">
      <style:text-properties style:font-name="Arial" fo:font-weight="bold" officeooo:rsid="0043ea9d" officeooo:paragraph-rsid="004b9f1f" style:font-size-asian="10.5pt"/>
    </style:style>
    <style:style style:name="P26" style:family="paragraph" style:parent-style-name="Topic-header">
      <style:text-properties style:font-name="Arial" fo:font-weight="bold" officeooo:rsid="0047cb7e" officeooo:paragraph-rsid="0047cb7e" style:font-size-asian="10.5pt"/>
    </style:style>
    <style:style style:name="P27" style:family="paragraph" style:parent-style-name="Topic-header">
      <style:text-properties officeooo:rsid="0041b5fc" officeooo:paragraph-rsid="0041b5fc"/>
    </style:style>
    <style:style style:name="P28" style:family="paragraph" style:parent-style-name="Topic-header">
      <style:text-properties officeooo:paragraph-rsid="0045d634"/>
    </style:style>
    <style:style style:name="P29" style:family="paragraph" style:parent-style-name="Topic-header" style:master-page-name="">
      <loext:graphic-properties draw:fill="none"/>
      <style:paragraph-properties fo:margin-left="0.3752in" fo:margin-right="0in" fo:margin-top="0in" fo:margin-bottom="0.1201in" style:contextual-spacing="false" fo:line-height="100%" fo:text-indent="0in" style:auto-text-indent="false" style:page-number="auto" fo:background-color="transparent" style:writing-mode="page"/>
      <style:text-properties style:font-name="Arial" fo:font-weight="normal" officeooo:rsid="004b19d1" officeooo:paragraph-rsid="004b19d1" style:font-size-asian="10.5pt" style:font-weight-asian="normal" style:font-weight-complex="normal"/>
    </style:style>
    <style:style style:name="P30" style:family="paragraph" style:parent-style-name="Topic-header">
      <loext:graphic-properties draw:fill="none"/>
      <style:paragraph-properties fo:margin-left="0.3752in" fo:margin-right="0in" fo:margin-top="0in" fo:margin-bottom="0.1201in" style:contextual-spacing="false" fo:line-height="100%" fo:text-indent="0in" style:auto-text-indent="false" fo:background-color="transparent" style:writing-mode="page"/>
      <style:text-properties officeooo:paragraph-rsid="004c95bb"/>
    </style:style>
    <style:style style:name="P31" style:family="paragraph" style:parent-style-name="Heading_20_2">
      <style:paragraph-properties fo:text-align="center" style:justify-single-word="false"/>
      <style:text-properties officeooo:rsid="002dd1a1" officeooo:paragraph-rsid="00346156"/>
    </style:style>
    <style:style style:name="P32" style:family="paragraph" style:parent-style-name="Heading_20_2">
      <style:paragraph-properties fo:text-align="center" style:justify-single-word="false" fo:break-before="page"/>
      <style:text-properties officeooo:rsid="002dd1a1" officeooo:paragraph-rsid="003e4521"/>
    </style:style>
    <style:style style:name="P33" style:family="paragraph" style:parent-style-name="Indented-Text-Body">
      <style:text-properties officeooo:paragraph-rsid="0053e638"/>
    </style:style>
    <style:style style:name="P34" style:family="paragraph" style:parent-style-name="Source-line">
      <style:text-properties officeooo:paragraph-rsid="0053e638"/>
    </style:style>
    <style:style style:name="P35" style:family="paragraph" style:parent-style-name="Topic-header">
      <style:text-properties officeooo:rsid="0050a834" officeooo:paragraph-rsid="0050a834"/>
    </style:style>
    <style:style style:name="P36" style:family="paragraph" style:parent-style-name="Topic-header" style:list-style-name="L1">
      <loext:graphic-properties draw:fill="none"/>
      <style:paragraph-properties fo:margin-top="0in" fo:margin-bottom="0.1201in" style:contextual-spacing="false" fo:line-height="100%" fo:background-color="transparent" style:writing-mode="page"/>
      <style:text-properties style:font-name="Arial" fo:font-weight="normal" officeooo:rsid="004c95bb" officeooo:paragraph-rsid="004c95bb" style:font-size-asian="10.5pt" style:font-weight-asian="normal" style:font-weight-complex="normal"/>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size="18pt" officeooo:rsid="0053e638" style:font-size-asian="18pt" style:font-size-complex="18pt"/>
    </style:style>
    <style:style style:name="T8" style:family="text">
      <style:text-properties fo:font-variant="normal" fo:text-transform="none" fo:color="#222222" loext:opacity="100%" fo:letter-spacing="normal"/>
    </style:style>
    <style:style style:name="T9" style:family="text">
      <style:text-properties fo:font-variant="normal" fo:text-transform="none" fo:color="#222222" loext:opacity="100%" fo:letter-spacing="normal" officeooo:rsid="003a2fad"/>
    </style:style>
    <style:style style:name="T10" style:family="text">
      <style:text-properties fo:font-variant="normal" fo:text-transform="none" fo:color="#222222" loext:opacity="100%" fo:letter-spacing="normal" officeooo:rsid="0043ea9d"/>
    </style:style>
    <style:style style:name="T11" style:family="text">
      <style:text-properties fo:font-variant="normal" fo:text-transform="none" fo:color="#222222" loext:opacity="100%" style:font-name="Arial" fo:letter-spacing="normal" fo:font-weight="normal" style:font-size-asian="10.5pt"/>
    </style:style>
    <style:style style:name="T12" style:family="text">
      <style:text-properties fo:font-style="italic" style:font-style-asian="italic" style:font-style-complex="italic"/>
    </style:style>
    <style:style style:name="T13" style:family="text">
      <style:text-properties fo:font-style="italic" officeooo:rsid="0036d2e7"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393a25" style:font-weight-asian="normal" style:font-weight-complex="normal"/>
    </style:style>
    <style:style style:name="T17" style:family="text">
      <style:text-properties fo:font-weight="normal" officeooo:rsid="0036d2e7" style:font-weight-asian="normal" style:font-weight-complex="normal"/>
    </style:style>
    <style:style style:name="T18" style:family="text">
      <style:text-properties officeooo:rsid="002f97ac"/>
    </style:style>
    <style:style style:name="T19" style:family="text">
      <style:text-properties officeooo:rsid="0030ba90"/>
    </style:style>
    <style:style style:name="T20" style:family="text">
      <style:text-properties officeooo:rsid="0032948f"/>
    </style:style>
    <style:style style:name="T21" style:family="text">
      <style:text-properties officeooo:rsid="00352078"/>
    </style:style>
    <style:style style:name="T22" style:family="text">
      <style:text-properties officeooo:rsid="0036d2e7"/>
    </style:style>
    <style:style style:name="T23" style:family="text">
      <style:text-properties officeooo:rsid="00394c53"/>
    </style:style>
    <style:style style:name="T24" style:family="text">
      <style:text-properties officeooo:rsid="003a3141"/>
    </style:style>
    <style:style style:name="T25" style:family="text">
      <style:text-properties officeooo:rsid="00393a25"/>
    </style:style>
    <style:style style:name="T26" style:family="text">
      <style:text-properties officeooo:rsid="0041b5fc"/>
    </style:style>
    <style:style style:name="T27" style:family="text">
      <style:text-properties officeooo:rsid="0041f622"/>
    </style:style>
    <style:style style:name="T28" style:family="text">
      <style:text-properties officeooo:rsid="0043ea9d"/>
    </style:style>
    <style:style style:name="T29" style:family="text">
      <style:text-properties fo:font-weight="bold" style:font-weight-asian="bold" style:font-weight-complex="bold"/>
    </style:style>
    <style:style style:name="T30" style:family="text">
      <style:text-properties officeooo:rsid="00454df7"/>
    </style:style>
    <style:style style:name="T31" style:family="text">
      <style:text-properties officeooo:rsid="0045d634"/>
    </style:style>
    <style:style style:name="T32" style:family="text">
      <style:text-properties officeooo:rsid="004b19d1"/>
    </style:style>
    <style:style style:name="T33" style:family="text">
      <style:text-properties officeooo:rsid="004b9f1f"/>
    </style:style>
    <style:style style:name="T34" style:family="text">
      <style:text-properties style:font-name="Arial" fo:font-weight="normal" officeooo:rsid="004c95bb" style:font-size-asian="10.5pt" style:font-weight-asian="normal" style:font-weight-complex="normal"/>
    </style:style>
    <style:style style:name="T35" style:family="text">
      <style:text-properties style:font-name="Arial" fo:font-weight="normal" officeooo:rsid="004e6d6e" style:font-size-asian="10.5pt" style:font-weight-asian="normal" style:font-weight-complex="normal"/>
    </style:style>
    <style:style style:name="T36" style:family="text">
      <style:text-properties style:font-name="Arial" fo:font-weight="normal" officeooo:rsid="0050a834" style:font-size-asian="10.5pt" style:font-weight-asian="normal" style:font-weight-complex="normal"/>
    </style:style>
    <style:style style:name="T37" style:family="text">
      <style:text-properties officeooo:rsid="004f24fa"/>
    </style:style>
    <style:style style:name="T38" style:family="text">
      <style:text-properties officeooo:rsid="0050a834"/>
    </style:style>
    <style:style style:name="T39" style:family="text">
      <style:text-properties officeooo:rsid="0053e638"/>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P35">Moroni’s Promise</text:p>
      <text:p text:style-name="P12"><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8">–</text:span></text:a><text:a xlink:type="simple" xlink:href="https://www.lds.org/scriptures/bofm/moro/10.3-5?lang=eng" text:style-name="Internet_20_link" text:visited-style-name="Visited_20_Internet_20_Link"><text:span text:style-name="T1">5</text:span></text:a></text:p>
      <text:p text:style-name="P4">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4">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3">5 And by the power of the Holy Ghost ye may know the truth of all things.</text:p>
      <text:p text:style-name="P22">Pray about the Book of Mormon to know that it is true.</text:p>
      <text:p text:style-name="P12"><text:a xlink:type="simple" xlink:href="https://www.lds.org/scriptures/bofm/moro/10.3-4?lang=eng" text:style-name="Internet_20_link" text:visited-style-name="Visited_20_Internet_20_Link">Moroni 10:3–4</text:a><text:span text:style-name="T10"> </text:span></text:p>
      <text:p text:style-name="P4">Behold, I would exhort you that when ye shall read these things … <text:span text:style-name="T28">that ye would ask God, the Eternal Father, in the name of Christ, if these things are not true; …</text:span></text:p>
      <text:p text:style-name="P23">Did you feel good or peaceful? <text:s/><text:span text:style-name="T37">Were you enlightened?</text:span></text:p>
      <text:p text:style-name="P12"><text:a xlink:type="simple" xlink:href="https://www.lds.org/scriptures/bofm/moro/10.4-5?lang=eng" text:style-name="Internet_20_link" text:visited-style-name="Visited_20_Internet_20_Link">Moroni 10:4–5</text:a><text:span text:style-name="T10"> </text:span></text:p>
      <text:p text:style-name="P4">… he will manifest the truth of it unto you, by the power of the Holy Ghost. <text:span text:style-name="T38">A</text:span>nd by the power of the Holy Ghost ye may know the truth of all things.</text:p>
      <text:p text:style-name="P30"><text:span text:style-name="T34">The Preach My Gospel Manual </text:span><text:span text:style-name="T35">(</text:span><text:a xlink:type="simple" xlink:href="https://www.churchofjesuschrist.org/study/manual/preach-my-gospel-a-guide-to-missionary-service/how-do-i-recognize-and-understand-the-spirit?lang=eng" text:style-name="Internet_20_link" text:visited-style-name="Visited_20_Internet_20_Link"><text:span text:style-name="T35">pg 103–104</text:span></text:a><text:span text:style-name="T35">) </text:span><text:span text:style-name="T34">contains a table which is meant to be used “to help others feel and recognize the Spirit.” The missionary is encouraged: “Think of times when you have experienced any of the feelings, though</text:span><text:span text:style-name="T36">t</text:span><text:span text:style-name="T34">s, or impressions described in the passages below.” <text:s/>The following are included and are representative of the more generic aspects:</text:span></text:p>
      <text:list xml:id="list1233948231" text:style-name="L1">
        <text:list-item>
          <text:p text:style-name="P36">“Gives feelings of love, joy, peace, patience, meekness, gentleness, faith, and hope.”</text:p>
        </text:list-item>
        <text:list-item>
          <text:p text:style-name="P36">“Gives ideas in the mind, feelings in the heart.”</text:p>
        </text:list-item>
        <text:list-item>
          <text:p text:style-name="P36"><text:soft-page-break/>“Gives good feelings to teach if something is true.”</text:p>
        </text:list-item>
        <text:list-item>
          <text:p text:style-name="P36">“Enlightens the mind.”</text:p>
        </text:list-item>
        <text:list-item>
          <text:p text:style-name="P36">“Gives feelings of peace and comfort.”</text:p>
        </text:list-item>
      </text:list>
      <text:p text:style-name="P23">Did you pray with a sincere heart?</text:p>
      <text:p text:style-name="P12"><text:a xlink:type="simple" xlink:href="https://www.lds.org/scriptures/bofm/moro/10.4?lang=eng" text:style-name="Internet_20_link" text:visited-style-name="Visited_20_Internet_20_Link">Moroni 10:4</text:a><text:span text:style-name="T10"> <text:s/>“</text:span>… if ye shall ask with a sincere heart …”</text:p>
      <text:p text:style-name="P24">Did you <text:span text:style-name="T32">study it out first</text:span>?</text:p>
      <text:p text:style-name="P29">A revelation received during the translation of the Book of Mormon, D&amp;C 9:7–8 (“Behold, you have not understood; you have supposed that I would give it unto you, when you took no thought save it was to ask me. But, behold, I say unto you, that you must study it out in your mind; then you must ask me if it be right …”) <text:span text:style-name="T33">and the study that preceded the First Vision</text:span> <text:a xlink:type="simple" xlink:href="https://www.reddit.com/r/mormondebate/comments/kqi0nr/there_is_no_way_to_know_that_any_religion_is_the/gltssa5/" text:style-name="Internet_20_link" text:visited-style-name="Visited_20_Internet_20_Link">suggests to Latter-day Saints</text:a> that “when ye shall receive these things” implies serious study.</text:p>
      <text:p text:style-name="P18"><text:a xlink:type="simple" xlink:href="https://www.lds.org/scriptures/bofm/moro/10.4?lang=eng" text:style-name="Internet_20_link" text:visited-style-name="Visited_20_Internet_20_Link">Moroni 10:4</text:a><text:span text:style-name="T10"> <text:s/>“</text:span>… <text:span text:style-name="T32">and when ye shall receive these things</text:span> …”</text:p>
      <text:p text:style-name="P23">Did you pray with <text:span text:style-name="T30">real intent, having faith in Christ</text:span>?</text:p>
      <text:p text:style-name="P12"><text:a xlink:type="simple" xlink:href="https://www.lds.org/scriptures/bofm/moro/10.4?lang=eng" text:style-name="Internet_20_link" text:visited-style-name="Visited_20_Internet_20_Link">Moroni 10:4</text:a><text:span text:style-name="T10"> <text:s/>“</text:span>… with real intent, having faith in Christ …”</text:p>
      <text:p text:style-name="P14"><text:span text:style-name="T9">"</text:span><text:a xlink:type="simple" xlink:href="https://www.lds.org/ensign/2016/02/latter-day-saint-voices/praying-with-real-intent?lang=eng" text:style-name="Internet_20_link" text:visited-style-name="Visited_20_Internet_20_Link">Praying with Real Intent</text:a><text:span text:style-name="T9">” Ensign, Feb 2016.</text:span></text:p>
      <text:p text:style-name="P5">One afternoon they [the missionaries] asked me, “Have you prayed to find out if what we are teaching you is true?”</text:p>
      <text:p text:style-name="P5">I told them I had but had not obtained any answer.</text:p>
      <text:p text:style-name="P5">“You must pray with real intent,” they said.</text:p>
      <text:p text:style-name="P25">Did you <text:span text:style-name="T33">ask God </text:span><text:span text:style-name="T30">in </text:span><text:span text:style-name="T33">the name of Jesus </text:span><text:span text:style-name="T30">Christ</text:span>?</text:p>
      <text:p text:style-name="P19"><text:a xlink:type="simple" xlink:href="https://www.lds.org/scriptures/bofm/moro/10.4?lang=eng" text:style-name="Internet_20_link" text:visited-style-name="Visited_20_Internet_20_Link">Moroni 10:4</text:a><text:span text:style-name="T10"> <text:s/>“</text:span>… <text:s/><text:span text:style-name="T33">a</text:span>sk God, the Eternal Father, in the name of Christ ...”</text:p>
      <text:p text:style-name="P20"><text:span text:style-name="T9">L</text:span><text:span text:style-name="T8">atter-day Saints </text:span><text:a xlink:type="simple" xlink:href="https://www.reddit.com/r/mormondebate/comments/kqi0nr/there_is_no_way_to_know_that_any_religion_is_the/gltssa5/" text:style-name="Internet_20_link" text:visited-style-name="Visited_20_Internet_20_Link"><text:span text:style-name="T11">believe this is important </text:span></text:a><text:span text:style-name="T8">to receiving an answer.</text:span></text:p>
      <text:p text:style-name="P23">Did you ponder on the mercy of God first? Did you read the Bible first?</text:p>
      <text:p text:style-name="P13">A common interpretation (taught in the Scotland, Edinburgh mission while I was there from 1995–1997, for instance) is that a person must also read and study the Bible because otherwise how can they ponder on how God has dealt with the children of men from the creation of Adam until the present time?</text:p>
      <text:p text:style-name="P12"><text:a xlink:type="simple" xlink:href="https://www.lds.org/scriptures/bofm/moro/10.3-4?lang=eng" text:style-name="Internet_20_link" text:visited-style-name="Visited_20_Internet_20_Link">Moroni 10:3–4</text:a><text:span text:style-name="T10"> </text:span></text:p>
      <text:p text:style-name="P4">3 Behold, I would exhort you that when ye shall read these things, … that ye would remember how <text:span text:style-name="T29">merciful</text:span> the Lord hath been unto the children of men, <text:span text:style-name="T29">from the creation of Adam even down until the time </text:span><text:soft-page-break/><text:span text:style-name="T29">that ye shall receive these things</text:span>, and <text:span text:style-name="T29">ponder it in your hearts</text:span>. <text:span text:style-name="T31">[</text:span><text:span text:style-name="T28">emphasis added]</text:span></text:p>
      <text:p text:style-name="Topic-header"><text:span text:style-name="T21">Have you prayed tens or hundreds of times? <text:s/></text:span>Keep trying!! God will answer your prayer! <text:s/><text:span text:style-name="T20">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5">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12">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9">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4">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text:soft-page-break/>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8">You’ve always known</text:span></text:a><text:span text:style-name="T18">.”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15">“<text:a xlink:type="simple" xlink:href="https://www.lds.org/new-era/1999/02/is-it-true?lang=eng" text:style-name="Internet_20_link" text:visited-style-name="Visited_20_Internet_20_Link"><text:span text:style-name="T27">Is It True?</text:span></text:a>” New Era, Feb 199<text:span text:style-name="T27">9</text:span>.</text:p>
      <text:p text:style-name="P6"><text:soft-page-break/>I had already read the Book of Mormon several times, both with my family and on my own. Every time I read it, I would pray to know if the words I received were true. I never felt like I received a firm answer to those prayers, and over time I grew more and more discouraged. I was afraid that not receiving that witness meant that the Church wasn’t true.</text:p>
      <text:p text:style-name="P6">But I was determined to try again. I began reading the Book of Mormon again, studying and pondering it as I had never done before. Near the end of the fall semester at college, I finished the Book of Mormon. I sat on my bed and thought a lot about how I should go about asking again. Tears flowed down my cheeks as the fear of not being answered crept over me. I prayed to Heavenly Father and told Him how I was on my own now and needed a witness that the Book of Mormon was true. At the end of my prayer I waited and waited, but once again, no answer came. I felt a deep weakening in my heart, and I cried because once again my prayers seemed to have failed.</text:p>
      <text:p text:style-name="P6">The next morning I attended my religion class. My teacher began to talk about prayer. In the course of his lecture he said, “Don’t ask the Lord a question you already know the answer to.” I immediately felt the Spirit, and three words entered my mind, “You already know.” I realized that I already knew that the Church and the Book of Mormon were true. My mind filled with thoughts of how I knew it was true. I thought about the joy the gospel had brought into my life. I thought of the peace and happiness that I always felt when I was living the commandments. I thought of the many times I had felt the Spirit.</text:p>
      <text:p text:style-name="P6">Now if I get discouraged as I work to build a testimony of my own, I remember the joy the gospel has brought me throughout my life. I remember the times I have felt the Spirit. And I don’t discount the subtle reassurances I have felt of the gospel’s truth.</text:p>
      <text:p text:style-name="P7">[Example of how such an approach influenced one seeker: <text:a xlink:type="simple" xlink:href="https://www.reddit.com/r/exmormon/comments/7iw7g8/dont_ask_the_lord_a_question_you_already_know_the/" text:style-name="Internet_20_link" text:visited-style-name="Visited_20_Internet_20_Link">“Don’t ask the Lord a question you already know the answer to.”</text:a>]</text:p>
      <text:p text:style-name="P27">Don’t ever accept no for an answer...Ask 3 or 4 times in different ways.</text:p>
      <text:p text:style-name="P16"><text:a xlink:type="simple" xlink:href="https://mormonleaks.io/wiki/index.php?title=File:Utah_Areas_Annual_Mission_Presidents_Seminar-2015-09-09.pdf" text:style-name="Internet_20_link" text:visited-style-name="Visited_20_Internet_20_Link"><text:span text:style-name="T26">Utah Areas Annual Mission Presidents Seminar</text:span></text:a><text:span text:style-name="T26">. </text:span>Sep 2015.</text:p>
      <text:p text:style-name="P8">[Depicts the general attitude of missionaries to negative responses to any part of their message or invitations to make the next commitment.]</text:p>
      <text:p text:style-name="Indented-Text-Body">They will get to yes one no at a time: a. <text:span text:style-name="T12">Don’t ever accept no for an answer.</text:span> b. Help them build faith beyond the first no. c. <text:span text:style-name="T12">Ask three or four times in different ways.</text:span> d. Do something positively different (e.g. after the last no, ask if “we can sing you a song” or “show you a picture of their family”) after the third or fourth no.</text:p>
      <text:p text:style-name="P28">Why would God answer when you took not thought except to ask.</text:p>
      <text:p text:style-name="P17"><text:a xlink:type="simple" xlink:href="https://www.lds.org/scriptures/dc-testament/dc/9.7?lang=eng" text:style-name="Internet_20_link" text:visited-style-name="Visited_20_Internet_20_Link">Doctrine &amp; Covenants 9:7</text:a></text:p>
      <text:p text:style-name="P10"><text:soft-page-break/>7 Behold, you have not understood; you have supposed that I would give it unto you, when you took no thought save it was to ask me.</text:p>
      <text:p text:style-name="P26">The Book of Mormon is true!</text:p>
      <text:p text:style-name="P21"><text:a xlink:type="simple" xlink:href="https://www.lds.org/scriptures/bofm/moro/10.4-5?lang=eng" text:style-name="Internet_20_link" text:visited-style-name="Visited_20_Internet_20_Link">Moroni 10:4–5</text:a><text:span text:style-name="T10"> </text:span></text:p>
      <text:p text:style-name="P9">4 … he will manifest the truth of it unto you, by the power of the Holy Ghost.</text:p>
      <text:p text:style-name="P11">5 And by the power of the Holy Ghost ye may know the truth of all things.</text:p>
      <text:h text:style-name="P32"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22">What do Do When You Have Questions</text:span></text:a>”. <text:span text:style-name="T22">Ensign</text:span>. <text:span text:style-name="T22">May 2012 (quoting Howard W. Hunter, Oct 1960 General Conference; Also quoted in Teachings of Presidents of the Church: Howard W. Hunter, ch 21). Emphasis added.</text:span></text:p>
      <text:p text:style-name="Indented-Text-Body"><text:bookmark text:name="p82"/><text:span text:style-name="T22">I have sympathy for young men and young women when </text:span><text:span text:style-name="T13">honest doubts</text:span><text:span text:style-name="T22"> enter their minds and they engage in the great conflict of resolving doubts. </text:span><text:span text:style-name="T13">These doubts can be resolved, if they have an honest desire to know the truth</text:span><text:span text:style-name="T22">, by exercising moral, spiritual, and mental effort. </text:span><text:span text:style-name="T13">They will emerge from the conflict into a firmer, stronger, larger faith because of the struggle</text:span><text:span text:style-name="T22">.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3">A Pattern for Learning Spiritual Things</text:span></text:a>”. <text:span text:style-name="T23">Seminaries and Institutes of Religion Satellite Broadcast</text:span>. <text:span text:style-name="T23">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4">Will You Engage in the Wrestle?</text:span></text:a>”. <text:span text:style-name="T24">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22">What to Do When You Have Questions</text:span></text:a><text:span text:style-name="T22">.”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P34"><text:a xlink:type="simple" xlink:href="https://www.reddit.com/r/latterdaysaints/comments/ldhf2j/if_you_were_asked_to_present_at_the_2021/" text:style-name="Internet_20_link" text:visited-style-name="Visited_20_Internet_20_Link"><text:span text:style-name="T39">latterdaysaints subreddit</text:span></text:a></text:p>
      <text:p text:style-name="P33">… I have tried multiple times to describe in writing that <text:span text:style-name="T12">how</text:span> we ask questions about our faith is more important than the questions themselves. … Instead of forcing a conflict between Joseph Smith’s calling as prophet and the modern translation of ancient texts, a better set of questions might include things like “If we assume modern translations of the papyrus are correct, what can we learn about how Joseph Smith received revelation?” or “What does Joseph Smith’s experience in trying to translate teach me about revelation for myself?” or “What can I learn about my assumptions based on this information?”</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5">When Doubts and Questions Arise</text:span></text:a>”. <text:span text:style-name="T22">Ensign</text:span>. <text:span text:style-name="T25">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5">“</text:span><text:a xlink:type="simple" xlink:href="https://www.lds.org/ensign/2015/03/when-doubts-and-questions-arise?lang=eng" text:style-name="Internet_20_link" text:visited-style-name="Visited_20_Internet_20_Link"><text:span text:style-name="T16">When Doubts and Questions Arise</text:span></text:a><text:span text:style-name="T15">”. </text:span><text:span text:style-name="T17">Ensign</text:span><text:span text:style-name="T15">. </text:span><text:span text:style-name="T16">March 2015.</text:span></text:p>
      <text:p text:style-name="Indented-Text-Body"><text:soft-page-break/>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4">Come, Join with Us</text:span></text:a>”. <text:span text:style-name="T24">Dieter F. Uchtdorf. Oct 2013 General Conference. </text:span></text:p>
      <text:p text:style-name="Indented-Text-Body">… doubt your doubts before you doubt your fai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style: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style: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08T17:20:09.040277835</meta:creation-date>
    <dc:date>2021-02-11T02:14:54.776774976</dc:date>
    <meta:editing-duration>PT2H28M34S</meta:editing-duration>
    <meta:editing-cycles>48</meta:editing-cycles>
    <meta:generator>LibreOffice/7.1.0.3$Linux_X86_64 LibreOffice_project/10$Build-3</meta:generator>
    <meta:document-statistic meta:table-count="0" meta:image-count="0" meta:object-count="0" meta:page-count="9" meta:paragraph-count="107" meta:word-count="2942" meta:character-count="16122" meta:non-whitespace-character-count="13284"/>
  </office:meta>
</office:document-meta>
</file>